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56f7"/>
    </style:style>
    <style:style style:name="P23" style:family="paragraph" style:parent-style-name="Text_20_body">
      <style:text-properties officeooo:rsid="02e82a24" officeooo:paragraph-rsid="001756f7" style:font-size-asian="12pt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4ec518"/>
    </style:style>
    <style:style style:name="T21" style:family="text">
      <style:text-properties officeooo:rsid="004ff14a"/>
    </style:style>
    <style:style style:name="T22" style:family="text">
      <style:text-properties officeooo:rsid="00429d15"/>
    </style:style>
    <style:style style:name="T23" style:family="text">
      <style:text-properties officeooo:rsid="00441d00"/>
    </style:style>
    <style:style style:name="T24" style:family="text">
      <style:text-properties officeooo:rsid="0047d7ac"/>
    </style:style>
    <style:style style:name="T25" style:family="text">
      <style:text-properties officeooo:rsid="004a748d"/>
    </style:style>
    <style:style style:name="T26" style:family="text">
      <style:text-properties officeooo:rsid="004d0f9d"/>
    </style:style>
    <style:style style:name="T27" style:family="text">
      <style:text-properties officeooo:rsid="004ed897"/>
    </style:style>
    <style:style style:name="T28" style:family="text">
      <style:text-properties officeooo:rsid="0050d526"/>
    </style:style>
    <style:style style:name="T29" style:family="text">
      <style:text-properties officeooo:rsid="00161290"/>
    </style:style>
    <style:style style:name="T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5" style:family="text">
      <style:text-properties officeooo:rsid="038d9d4d"/>
    </style:style>
    <style:style style:name="T36" style:family="text">
      <style:text-properties officeooo:rsid="038dd9cf"/>
    </style:style>
    <style:style style:name="T37" style:family="text">
      <style:text-properties officeooo:rsid="0025668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. As soon I woke up, I would sit down to work on this assessment, prioritising the achievement of milestones before allowing myself to indulge in high-protein food. <text:span text:style-name="T20">To further aid this, I would avoid drinking sugary or caffeinated beverages, instead opting for non-caloric herbal teas.</text:span></text:p>
      <text:p text:style-name="P13"/>
      <text:p text:style-name="P14">2. <text:span text:style-name="T21">Focus Management</text:span></text:p>
      <text:p text:style-name="P15">To avoid mental distractions and maintain my dopamine levels, I would turn off all redundant applications (such as Steam, or Discord), <text:span text:style-name="T22">reduce the brightness of my screen, and even reduce </text:span><text:soft-page-break/><text:span text:style-name="T22">saturation. This </text:span><text:span text:style-name="T23">created a monotonous, but a highly reliable environment in which I could maintain my focus for much longer. </text:span></text:p>
      <text:p text:style-name="P16">To further maintain my focus, and prevent my mind from drifting off, I would utilise the rubber duck <text:span text:style-name="T24">debugging </text:span>technique <text:span text:style-name="T24">(Rubber Duck Debugging, n.d.). </text:span><text:span text:style-name="T25">By narrating my own actions, I could keep my mind anchored in the present moment, </text:span><text:span text:style-name="T26">minimising </text:span><text:span text:style-name="T27">unrelated thought.</text:span></text:p>
      <text:p text:style-name="P16"/>
      <text:p text:style-name="P17"><text:span text:style-name="T28">3. Future Reflection</text:span></text:p>
      <text:p text:style-name="P18">To further improve my workflow in the future, I would also avoid nicotine to keep my heart rate consistent. </text:p>
      <text:p text:style-name="P19"/>
      <text:p text:style-name="P11"/>
      <text:p text:style-name="P11"/>
      <text:p text:style-name="P20">Section <text:span text:style-name="T18">2</text:span> – <text:span text:style-name="T29">Ongoing Risk Management</text:span></text:p>
      <text:p text:style-name="P20"/>
      <text:p text:style-name="P20"/>
      <text:p text:style-name="P20"/>
      <text:p text:style-name="P21">References</text:p>
      <text:p text:style-name="P22"><text:span text:style-name="Strong_20_Emphasis"><text:span text:style-name="T30">GD</text:span></text:span><text:span text:style-name="Strong_20_Emphasis"><text:span text:style-name="T31">P</text:span></text:span><text:span text:style-name="Strong_20_Emphasis"><text:span text:style-name="T30">R</text:span></text:span><text:span text:style-name="T32"> (</text:span>2018<text:span text:style-name="T32">) </text:span><text:span text:style-name="Emphasis"><text:span text:style-name="T32">General Data Protection Regulation.</text:span></text:span><text:span text:style-name="T32"> Available at: </text:span><text:a xlink:type="simple" xlink:href="https://gdpr-info.eu/" text:style-name="Internet_20_link" text:visited-style-name="Visited_20_Internet_20_Link"><text:span text:style-name="T32">https://gdpr-info.eu/</text:span></text:a><text:span text:style-name="T32"> (</text:span><text:span text:style-name="T33">Accessed: </text:span><text:span text:style-name="T34">5 </text:span><text:span text:style-name="T33"><text:s/></text:span><text:span text:style-name="T34">May</text:span><text:span text:style-name="T33"> 2026</text:span><text:span text:style-name="T32">).</text:span></text:p>
      <text:p text:style-name="P23"><text:span text:style-name="Strong_20_Emphasis">Data Protection Act 2018</text:span> (2018) <text:span text:style-name="Emphasis">c.12.</text:span> London: The Stationery Office. <text:span text:style-name="T35">Available at: </text:span><text:a xlink:type="simple" xlink:href="https://www.legislation.gov.uk/ukpga/2018/12" text:style-name="Internet_20_link" text:visited-style-name="Visited_20_Internet_20_Link"><text:span text:style-name="T35">https://www.legislation.gov.uk/ukpga/2018/12</text:span></text:a><text:span text:style-name="T35"> </text:span><text:span text:style-name="T36">(Accessed: </text:span><text:span text:style-name="T37">5 May</text:span><text:span text:style-name="T36"> 2026).</text:span></text:p>
      <text:p text:style-name="P2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6">Accessed: </text:span><text:span text:style-name="T37">5</text:span><text:span text:style-name="T36"> </text:span><text:span text:style-name="T37">May</text:span><text:span text:style-name="T36"> 2026</text:span>).</text:p>
      <text:p text:style-name="P25">National Cyber Security Centre <text:span text:style-name="T38">(2021) </text:span><text:span text:style-name="T39">Top tips for staying secure online.</text:span><text:span text:style-name="T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8">https://www.ncsc.gov.uk/collection/top-tips-for-staying-secure-online/always-back-up-your-most-important-data#section_3</text:span></text:a><text:span text:style-name="T38"> (Accessed 5 May 2026).</text:span></text:p>
      <text:p text:style-name="P26"/>
      <text:p text:style-name="P27"><text:span text:style-name="T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7"/>
      <text:p text:style-name="P28">Rubber Duck Debugging <text:span text:style-name="T38">(n.d.) </text:span><text:span text:style-name="T39">Debugging Software with a Rubber Ducky. </text:span><text:span text:style-name="T41">Available at: </text:span><text:a xlink:type="simple" xlink:href="https://rubberduckdebugging.com/" text:style-name="Internet_20_link" text:visited-style-name="Visited_20_Internet_20_Link"><text:span text:style-name="T41">https://rubberduckdebugging.com/</text:span></text:a><text:span text:style-name="T41"> (Accessed: 5 May 2026)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0:38.146444767</dc:date>
    <meta:editing-duration>PT1H17M8S</meta:editing-duration>
    <meta:editing-cycles>58</meta:editing-cycles>
    <meta:document-statistic meta:table-count="0" meta:image-count="0" meta:object-count="0" meta:page-count="3" meta:paragraph-count="26" meta:word-count="554" meta:character-count="3879" meta:non-whitespace-character-count="3342"/>
  </office:meta>
</office:document-meta>
</file>